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6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06in" svg:height="3.5449in" svg:x="3.298in" svg:y="3.4409in">
            <draw:object draw:notify-on-update-of-ranges="Sheet1.L34:Sheet1.L34 Sheet1.L35:Sheet1.L37 Sheet1.M34:Sheet1.M34 Sheet1.M35:Sheet1.M37 Sheet1.N34:Sheet1.N34 Sheet1.N35:Sheet1.N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 table:number-rows-repeated="33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Default</text:p>
          </table:table-cell>
          <table:table-cell office:value-type="string" calcext:value-type="string">
            <text:p>No Throttling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Zipfian</text:p>
          </table:table-cell>
          <table:table-cell office:value-type="float" office:value="2812.21" calcext:value-type="float">
            <text:p>2812.21</text:p>
          </table:table-cell>
          <table:table-cell office:value-type="float" office:value="1666.66" calcext:value-type="float">
            <text:p>1666.66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ndom</text:p>
          </table:table-cell>
          <table:table-cell office:value-type="float" office:value="1416.83" calcext:value-type="float">
            <text:p>1416.83</text:p>
          </table:table-cell>
          <table:table-cell office:value-type="float" office:value="665.4" calcext:value-type="float">
            <text:p>665.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Normal</text:p>
          </table:table-cell>
          <table:table-cell office:value-type="float" office:value="2582.19" calcext:value-type="float">
            <text:p>2582.19</text:p>
          </table:table-cell>
          <table:table-cell office:value-type="float" office:value="424.91" calcext:value-type="float">
            <text:p>424.91</text:p>
          </table:table-cell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6"/>
          <table:table-cell table:formula="of:=[.D53]*512/1024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6"/>
          <table:table-cell table:formula="of:=4*[.D58]" office:value-type="float" office:value="0" calcext:value-type="float">
            <text:p>0</text:p>
          </table:table-cell>
          <table:table-cell table:number-columns-repeated="7"/>
        </table:table-row>
      </table:table>
      <table:table table:name="HACC_Finer" table:style-name="ta1">
        <table:shapes>
          <draw:frame draw:z-index="0" draw:style-name="gr1" draw:text-style-name="P1" svg:width="6.2988in" svg:height="3.5429in" svg:x="6.9654in" svg:y="9.1819in">
            <draw:object draw:notify-on-update-of-ranges="HACC_Finer.B61:HACC_Finer.B61 HACC_Finer.B62:HACC_Finer.B64 HACC_Finer.C61:HACC_Finer.C61 HACC_Finer.C62:HACC_Finer.C64 HACC_Finer.D61:HACC_Finer.D61 HACC_Finer.D62:HACC_Finer.D64 HACC_Finer.E61:HACC_Finer.E61 HACC_Finer.E62:HACC_Finer.E64 HACC_Finer.F61:HACC_Finer.F61 HACC_Finer.F62:HACC_Finer.F64 HACC_Finer.G61:HACC_Finer.G61 HACC_Finer.G62:HACC_Finer.G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13" table:default-cell-style-name="Default"/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ACC-IO</text:p>
          </table:table-cell>
          <table:table-cell office:value-type="string" calcext:value-type="string">
            <text:p>LRU</text:p>
          </table:table-cell>
          <table:table-cell office:value-type="string" calcext:value-type="string">
            <text:p>Finer-LRU8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string" calcext:value-type="string">
            <text:p>HACC-IO</text:p>
          </table:table-cell>
          <table:table-cell office:value-type="string" calcext:value-type="string">
            <text:p>LRU</text:p>
          </table:table-cell>
          <table:table-cell office:value-type="string" calcext:value-type="string">
            <text:p>Finer-LRU8</text:p>
          </table:table-cell>
          <table:table-cell/>
        </table:table-row>
        <table:table-row table:style-name="ro1">
          <table:table-cell office:value-type="string" calcext:value-type="string">
            <text:p>32t</text:p>
          </table:table-cell>
          <table:table-cell office:value-type="float" office:value="1" calcext:value-type="float">
            <text:p>1</text:p>
          </table:table-cell>
          <table:table-cell office:value-type="float" office:value="17312.3" calcext:value-type="float">
            <text:p>17312.3</text:p>
          </table:table-cell>
          <table:table-cell office:value-type="float" office:value="24648.5" calcext:value-type="float">
            <text:p>24648.5</text:p>
          </table:table-cell>
          <table:table-cell table:number-columns-repeated="4"/>
          <table:table-cell office:value-type="string" calcext:value-type="string">
            <text:p>32t</text:p>
          </table:table-cell>
          <table:table-cell office:value-type="float" office:value="1" calcext:value-type="float">
            <text:p>1</text:p>
          </table:table-cell>
          <table:table-cell office:value-type="float" office:value="5740.84" calcext:value-type="float">
            <text:p>5740.84</text:p>
          </table:table-cell>
          <table:table-cell office:value-type="float" office:value="5637.75" calcext:value-type="float">
            <text:p>5637.7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838.4" calcext:value-type="float">
            <text:p>13838.4</text:p>
          </table:table-cell>
          <table:table-cell office:value-type="float" office:value="24640" calcext:value-type="float">
            <text:p>2464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222.59" calcext:value-type="float">
            <text:p>4222.59</text:p>
          </table:table-cell>
          <table:table-cell office:value-type="float" office:value="3702.19" calcext:value-type="float">
            <text:p>3702.19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176.5" calcext:value-type="float">
            <text:p>15176.5</text:p>
          </table:table-cell>
          <table:table-cell office:value-type="float" office:value="24499.6" calcext:value-type="float">
            <text:p>24499.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3745.55" calcext:value-type="float">
            <text:p>3745.55</text:p>
          </table:table-cell>
          <table:table-cell office:value-type="float" office:value="4996.62" calcext:value-type="float">
            <text:p>4996.6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3587.8" calcext:value-type="float">
            <text:p>23587.8</text:p>
          </table:table-cell>
          <table:table-cell office:value-type="float" office:value="24615.6" calcext:value-type="float">
            <text:p>24615.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791.23" calcext:value-type="float">
            <text:p>4791.23</text:p>
          </table:table-cell>
          <table:table-cell office:value-type="float" office:value="4336.67" calcext:value-type="float">
            <text:p>4336.6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228.1" calcext:value-type="float">
            <text:p>15228.1</text:p>
          </table:table-cell>
          <table:table-cell office:value-type="float" office:value="15616.3" calcext:value-type="float">
            <text:p>15616.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817.03" calcext:value-type="float">
            <text:p>3817.03</text:p>
          </table:table-cell>
          <table:table-cell office:value-type="float" office:value="4618.57" calcext:value-type="float">
            <text:p>4618.5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670.2" calcext:value-type="float">
            <text:p>14670.2</text:p>
          </table:table-cell>
          <table:table-cell office:value-type="float" office:value="18609.9" calcext:value-type="float">
            <text:p>18609.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935.34" calcext:value-type="float">
            <text:p>3935.34</text:p>
          </table:table-cell>
          <table:table-cell office:value-type="float" office:value="4432.17" calcext:value-type="float">
            <text:p>4432.1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688.5" calcext:value-type="float">
            <text:p>23688.5</text:p>
          </table:table-cell>
          <table:table-cell office:value-type="float" office:value="24760.6" calcext:value-type="float">
            <text:p>24760.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494.1" calcext:value-type="float">
            <text:p>4494.1</text:p>
          </table:table-cell>
          <table:table-cell office:value-type="float" office:value="4663.51" calcext:value-type="float">
            <text:p>4663.5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634.2" calcext:value-type="float">
            <text:p>23634.2</text:p>
          </table:table-cell>
          <table:table-cell office:value-type="float" office:value="16323.9" calcext:value-type="float">
            <text:p>16323.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638.93" calcext:value-type="float">
            <text:p>4638.93</text:p>
          </table:table-cell>
          <table:table-cell office:value-type="float" office:value="4637.39" calcext:value-type="float">
            <text:p>4637.39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657.4" calcext:value-type="float">
            <text:p>23657.4</text:p>
          </table:table-cell>
          <table:table-cell office:value-type="float" office:value="17713.8" calcext:value-type="float">
            <text:p>17713.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590.4" calcext:value-type="float">
            <text:p>4590.4</text:p>
          </table:table-cell>
          <table:table-cell office:value-type="float" office:value="5247.82" calcext:value-type="float">
            <text:p>5247.8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3671.7" calcext:value-type="float">
            <text:p>23671.7</text:p>
          </table:table-cell>
          <table:table-cell office:value-type="float" office:value="24759.9" calcext:value-type="float">
            <text:p>24759.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803.22" calcext:value-type="float">
            <text:p>4803.22</text:p>
          </table:table-cell>
          <table:table-cell office:value-type="float" office:value="4808.28" calcext:value-type="float">
            <text:p>4808.28</text:p>
          </table:table-cell>
          <table:table-cell/>
        </table:table-row>
        <table:table-row table:style-name="ro1">
          <table:table-cell table:number-columns-repeated="2"/>
          <table:table-cell table:formula="of:=AVERAGE([.C2:.C11])" office:value-type="float" office:value="19446.51" calcext:value-type="float">
            <text:p>19446.51</text:p>
          </table:table-cell>
          <table:table-cell table:formula="of:=AVERAGE([.D2:.D11])" office:value-type="float" office:value="21618.81" calcext:value-type="float">
            <text:p>21618.81</text:p>
          </table:table-cell>
          <table:table-cell table:number-columns-repeated="6"/>
          <table:table-cell table:formula="of:=AVERAGE([.K2:.K11])" office:value-type="float" office:value="4477.923" calcext:value-type="float">
            <text:p>4477.923</text:p>
          </table:table-cell>
          <table:table-cell table:formula="of:=AVERAGE([.L2:.L11])" office:value-type="float" office:value="4708.097" calcext:value-type="float">
            <text:p>4708.097</text:p>
          </table:table-cell>
          <table:table-cell table:formula="of:=[.L12]/[.K12]" office:value-type="float" office:value="1.0514019557728" calcext:value-type="float">
            <text:p>1.051401955772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 calcext:value-type="string">
            <text:p>270 지우면서</text:p>
          </table:table-cell>
          <table:table-cell office:value-type="string" calcext:value-type="string">
            <text:p>HACC-IO</text:p>
          </table:table-cell>
          <table:table-cell office:value-type="string" calcext:value-type="string">
            <text:p>LRU</text:p>
          </table:table-cell>
          <table:table-cell office:value-type="string" calcext:value-type="string">
            <text:p>Finer-LRU4</text:p>
          </table:table-cell>
          <table:table-cell office:value-type="string" calcext:value-type="string">
            <text:p>Finer-LRU8</text:p>
          </table:table-cell>
          <table:table-cell office:value-type="string" calcext:value-type="string">
            <text:p>Finer-LRU16</text:p>
          </table:table-cell>
          <table:table-cell office:value-type="string" calcext:value-type="string">
            <text:p>Finer-LRU32</text:p>
          </table:table-cell>
          <table:table-cell/>
          <table:table-cell office:value-type="string" calcext:value-type="string">
            <text:p>3000 지우면서</text:p>
          </table:table-cell>
          <table:table-cell office:value-type="string" calcext:value-type="string">
            <text:p>HACC-IO</text:p>
          </table:table-cell>
          <table:table-cell office:value-type="string" calcext:value-type="string">
            <text:p>LRU</text:p>
          </table:table-cell>
          <table:table-cell office:value-type="string" calcext:value-type="string">
            <text:p>Finer-LRU8</text:p>
          </table:table-cell>
          <table:table-cell/>
        </table:table-row>
        <table:table-row table:style-name="ro1">
          <table:table-cell office:value-type="string" calcext:value-type="string">
            <text:p>32t</text:p>
          </table:table-cell>
          <table:table-cell office:value-type="float" office:value="1" calcext:value-type="float">
            <text:p>1</text:p>
          </table:table-cell>
          <table:table-cell office:value-type="float" office:value="16977.5" calcext:value-type="float">
            <text:p>16977.5</text:p>
          </table:table-cell>
          <table:table-cell office:value-type="float" office:value="14174" calcext:value-type="float">
            <text:p>14174</text:p>
          </table:table-cell>
          <table:table-cell office:value-type="float" office:value="19779.3" calcext:value-type="float">
            <text:p>19779.3</text:p>
          </table:table-cell>
          <table:table-cell office:value-type="float" office:value="21435.3" calcext:value-type="float">
            <text:p>21435.3</text:p>
          </table:table-cell>
          <table:table-cell office:value-type="float" office:value="21486.2" calcext:value-type="float">
            <text:p>21486.2</text:p>
          </table:table-cell>
          <table:table-cell/>
          <table:table-cell office:value-type="string" calcext:value-type="string">
            <text:p>32t</text:p>
          </table:table-cell>
          <table:table-cell office:value-type="float" office:value="1" calcext:value-type="float">
            <text:p>1</text:p>
          </table:table-cell>
          <table:table-cell office:value-type="float" office:value="6974.62" calcext:value-type="float">
            <text:p>6974.62</text:p>
          </table:table-cell>
          <table:table-cell office:value-type="float" office:value="6269.97" calcext:value-type="float">
            <text:p>6269.9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970" calcext:value-type="float">
            <text:p>16970</text:p>
          </table:table-cell>
          <table:table-cell office:value-type="float" office:value="14189.7" calcext:value-type="float">
            <text:p>14189.7</text:p>
          </table:table-cell>
          <table:table-cell office:value-type="float" office:value="19773.9" calcext:value-type="float">
            <text:p>19773.9</text:p>
          </table:table-cell>
          <table:table-cell office:value-type="float" office:value="21686.4" calcext:value-type="float">
            <text:p>21686.4</text:p>
          </table:table-cell>
          <table:table-cell office:value-type="float" office:value="22195" calcext:value-type="float">
            <text:p>22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565.95" calcext:value-type="float">
            <text:p>5565.95</text:p>
          </table:table-cell>
          <table:table-cell office:value-type="float" office:value="6296.68" calcext:value-type="float">
            <text:p>6296.6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069.7" calcext:value-type="float">
            <text:p>17069.7</text:p>
          </table:table-cell>
          <table:table-cell office:value-type="float" office:value="14233.2" calcext:value-type="float">
            <text:p>14233.2</text:p>
          </table:table-cell>
          <table:table-cell office:value-type="float" office:value="19834.3" calcext:value-type="float">
            <text:p>19834.3</text:p>
          </table:table-cell>
          <table:table-cell office:value-type="float" office:value="22264.3" calcext:value-type="float">
            <text:p>22264.3</text:p>
          </table:table-cell>
          <table:table-cell office:value-type="float" office:value="22750.6" calcext:value-type="float">
            <text:p>22750.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634.87" calcext:value-type="float">
            <text:p>5634.87</text:p>
          </table:table-cell>
          <table:table-cell office:value-type="float" office:value="6302.66" calcext:value-type="float">
            <text:p>6302.6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071.7" calcext:value-type="float">
            <text:p>17071.7</text:p>
          </table:table-cell>
          <table:table-cell office:value-type="float" office:value="14246.6" calcext:value-type="float">
            <text:p>14246.6</text:p>
          </table:table-cell>
          <table:table-cell office:value-type="float" office:value="19805.2" calcext:value-type="float">
            <text:p>19805.2</text:p>
          </table:table-cell>
          <table:table-cell office:value-type="float" office:value="21964.6" calcext:value-type="float">
            <text:p>21964.6</text:p>
          </table:table-cell>
          <table:table-cell office:value-type="float" office:value="22745.3" calcext:value-type="float">
            <text:p>22745.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08.11" calcext:value-type="float">
            <text:p>5408.11</text:p>
          </table:table-cell>
          <table:table-cell office:value-type="float" office:value="6257.73" calcext:value-type="float">
            <text:p>6257.7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025.4" calcext:value-type="float">
            <text:p>17025.4</text:p>
          </table:table-cell>
          <table:table-cell office:value-type="float" office:value="14286.9" calcext:value-type="float">
            <text:p>14286.9</text:p>
          </table:table-cell>
          <table:table-cell office:value-type="float" office:value="14392.4" calcext:value-type="float">
            <text:p>14392.4</text:p>
          </table:table-cell>
          <table:table-cell office:value-type="float" office:value="22174.6" calcext:value-type="float">
            <text:p>22174.6</text:p>
          </table:table-cell>
          <table:table-cell office:value-type="float" office:value="22700.5" calcext:value-type="float">
            <text:p>22700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63.67" calcext:value-type="float">
            <text:p>5363.67</text:p>
          </table:table-cell>
          <table:table-cell office:value-type="float" office:value="6157.77" calcext:value-type="float">
            <text:p>6157.7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659" calcext:value-type="float">
            <text:p>16659</text:p>
          </table:table-cell>
          <table:table-cell office:value-type="float" office:value="14265.8" calcext:value-type="float">
            <text:p>14265.8</text:p>
          </table:table-cell>
          <table:table-cell office:value-type="float" office:value="19811.2" calcext:value-type="float">
            <text:p>19811.2</text:p>
          </table:table-cell>
          <table:table-cell office:value-type="float" office:value="22178.3" calcext:value-type="float">
            <text:p>22178.3</text:p>
          </table:table-cell>
          <table:table-cell office:value-type="float" office:value="22813.5" calcext:value-type="float">
            <text:p>22813.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256.43" calcext:value-type="float">
            <text:p>5256.43</text:p>
          </table:table-cell>
          <table:table-cell office:value-type="float" office:value="5880.84" calcext:value-type="float">
            <text:p>5880.84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7006.9" calcext:value-type="float">
            <text:p>17006.9</text:p>
          </table:table-cell>
          <table:table-cell office:value-type="float" office:value="14254.8" calcext:value-type="float">
            <text:p>14254.8</text:p>
          </table:table-cell>
          <table:table-cell office:value-type="float" office:value="19776.4" calcext:value-type="float">
            <text:p>19776.4</text:p>
          </table:table-cell>
          <table:table-cell office:value-type="float" office:value="22205.5" calcext:value-type="float">
            <text:p>22205.5</text:p>
          </table:table-cell>
          <table:table-cell office:value-type="float" office:value="22693.3" calcext:value-type="float">
            <text:p>22693.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11.65" calcext:value-type="float">
            <text:p>5111.65</text:p>
          </table:table-cell>
          <table:table-cell office:value-type="float" office:value="5416.38" calcext:value-type="float">
            <text:p>5416.3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052.2" calcext:value-type="float">
            <text:p>17052.2</text:p>
          </table:table-cell>
          <table:table-cell office:value-type="float" office:value="14281.8" calcext:value-type="float">
            <text:p>14281.8</text:p>
          </table:table-cell>
          <table:table-cell office:value-type="float" office:value="19790.2" calcext:value-type="float">
            <text:p>19790.2</text:p>
          </table:table-cell>
          <table:table-cell office:value-type="float" office:value="22130.8" calcext:value-type="float">
            <text:p>22130.8</text:p>
          </table:table-cell>
          <table:table-cell office:value-type="float" office:value="22718.1" calcext:value-type="float">
            <text:p>22718.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32.47" calcext:value-type="float">
            <text:p>5032.47</text:p>
          </table:table-cell>
          <table:table-cell office:value-type="float" office:value="5574.55" calcext:value-type="float">
            <text:p>5574.5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924.9" calcext:value-type="float">
            <text:p>16924.9</text:p>
          </table:table-cell>
          <table:table-cell office:value-type="float" office:value="13760.9" calcext:value-type="float">
            <text:p>13760.9</text:p>
          </table:table-cell>
          <table:table-cell office:value-type="float" office:value="19819.2" calcext:value-type="float">
            <text:p>19819.2</text:p>
          </table:table-cell>
          <table:table-cell office:value-type="float" office:value="21145.3" calcext:value-type="float">
            <text:p>21145.3</text:p>
          </table:table-cell>
          <table:table-cell office:value-type="float" office:value="22745.2" calcext:value-type="float">
            <text:p>22745.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61.23" calcext:value-type="float">
            <text:p>5061.23</text:p>
          </table:table-cell>
          <table:table-cell office:value-type="float" office:value="5314.03" calcext:value-type="float">
            <text:p>5314.0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673" calcext:value-type="float">
            <text:p>15673</text:p>
          </table:table-cell>
          <table:table-cell office:value-type="float" office:value="14411.5" calcext:value-type="float">
            <text:p>14411.5</text:p>
          </table:table-cell>
          <table:table-cell office:value-type="float" office:value="19810.5" calcext:value-type="float">
            <text:p>19810.5</text:p>
          </table:table-cell>
          <table:table-cell office:value-type="float" office:value="22091.6" calcext:value-type="float">
            <text:p>22091.6</text:p>
          </table:table-cell>
          <table:table-cell office:value-type="float" office:value="22664.3" calcext:value-type="float">
            <text:p>22664.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88.38" calcext:value-type="float">
            <text:p>5088.38</text:p>
          </table:table-cell>
          <table:table-cell office:value-type="float" office:value="5074.99" calcext:value-type="float">
            <text:p>5074.99</text:p>
          </table:table-cell>
          <table:table-cell/>
        </table:table-row>
        <table:table-row table:style-name="ro1">
          <table:table-cell table:number-columns-repeated="2"/>
          <table:table-cell table:formula="of:=AVERAGE([.C16:.C25])" office:value-type="float" office:value="16843.03" calcext:value-type="float">
            <text:p>16843.03</text:p>
          </table:table-cell>
          <table:table-cell table:formula="of:=AVERAGE([.D16:.D25])" office:value-type="float" office:value="14210.52" calcext:value-type="float">
            <text:p>14210.52</text:p>
          </table:table-cell>
          <table:table-cell table:formula="of:=AVERAGE([.E16:.E25])" office:value-type="float" office:value="19259.26" calcext:value-type="float">
            <text:p>19259.26</text:p>
          </table:table-cell>
          <table:table-cell table:formula="of:=AVERAGE([.F16:.F25])" office:value-type="float" office:value="21927.67" calcext:value-type="float">
            <text:p>21927.67</text:p>
          </table:table-cell>
          <table:table-cell table:formula="of:=AVERAGE([.G16:.G25])" office:value-type="float" office:value="22551.2" calcext:value-type="float">
            <text:p>22551.2</text:p>
          </table:table-cell>
          <table:table-cell table:number-columns-repeated="3"/>
          <table:table-cell table:formula="of:=AVERAGE([.K16:.K25])" office:value-type="float" office:value="5449.738" calcext:value-type="float">
            <text:p>5449.738</text:p>
          </table:table-cell>
          <table:table-cell table:formula="of:=AVERAGE([.L16:.L25])" office:value-type="float" office:value="5854.56" calcext:value-type="float">
            <text:p>5854.56</text:p>
          </table:table-cell>
          <table:table-cell table:formula="of:=[.L26]/[.K26]" office:value-type="float" office:value="1.07428283708318" calcext:value-type="float">
            <text:p>1.07428283708318</text:p>
          </table:table-cell>
        </table:table-row>
        <table:table-row table:style-name="ro1">
          <table:table-cell table:number-columns-repeated="2"/>
          <table:table-cell table:formula="of:=ROUND([.C26]/[.$C$26];3)" office:value-type="float" office:value="1" calcext:value-type="float">
            <text:p>1</text:p>
          </table:table-cell>
          <table:table-cell table:formula="of:=ROUND([.D26]/[.$C$26];3)" office:value-type="float" office:value="0.844" calcext:value-type="float">
            <text:p>0.844</text:p>
          </table:table-cell>
          <table:table-cell table:formula="of:=ROUND([.E26]/[.$C$26];3)" office:value-type="float" office:value="1.143" calcext:value-type="float">
            <text:p>1.143</text:p>
          </table:table-cell>
          <table:table-cell table:formula="of:=ROUND([.F26]/[.$C$26];3)" office:value-type="float" office:value="1.302" calcext:value-type="float">
            <text:p>1.302</text:p>
          </table:table-cell>
          <table:table-cell table:formula="of:=ROUND([.G26]/[.$C$26];3)" office:value-type="float" office:value="1.339" calcext:value-type="float">
            <text:p>1.339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270 지우면서</text:p>
          </table:table-cell>
          <table:table-cell office:value-type="string" calcext:value-type="string">
            <text:p>HACC-IO</text:p>
          </table:table-cell>
          <table:table-cell office:value-type="string" calcext:value-type="string">
            <text:p>LRU</text:p>
          </table:table-cell>
          <table:table-cell office:value-type="string" calcext:value-type="string">
            <text:p>Finer-LRU4</text:p>
          </table:table-cell>
          <table:table-cell office:value-type="string" calcext:value-type="string">
            <text:p>Finer-LRU8</text:p>
          </table:table-cell>
          <table:table-cell office:value-type="string" calcext:value-type="string">
            <text:p>Finer-LRU16</text:p>
          </table:table-cell>
          <table:table-cell office:value-type="string" calcext:value-type="string">
            <text:p>Finer-LRU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4t</text:p>
          </table:table-cell>
          <table:table-cell office:value-type="float" office:value="1" calcext:value-type="float">
            <text:p>1</text:p>
          </table:table-cell>
          <table:table-cell office:value-type="float" office:value="23010.4" calcext:value-type="float">
            <text:p>23010.4</text:p>
          </table:table-cell>
          <table:table-cell office:value-type="float" office:value="24474.3" calcext:value-type="float">
            <text:p>24474.3</text:p>
          </table:table-cell>
          <table:table-cell office:value-type="float" office:value="30890.3" calcext:value-type="float">
            <text:p>30890.3</text:p>
          </table:table-cell>
          <table:table-cell office:value-type="float" office:value="31566.7" calcext:value-type="float">
            <text:p>31566.7</text:p>
          </table:table-cell>
          <table:table-cell office:value-type="float" office:value="32743.2" calcext:value-type="float">
            <text:p>32743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316.6" calcext:value-type="float">
            <text:p>23316.6</text:p>
          </table:table-cell>
          <table:table-cell office:value-type="float" office:value="24742.1" calcext:value-type="float">
            <text:p>24742.1</text:p>
          </table:table-cell>
          <table:table-cell office:value-type="float" office:value="30716" calcext:value-type="float">
            <text:p>30716</text:p>
          </table:table-cell>
          <table:table-cell office:value-type="float" office:value="31324.6" calcext:value-type="float">
            <text:p>31324.6</text:p>
          </table:table-cell>
          <table:table-cell office:value-type="float" office:value="32774.6" calcext:value-type="float">
            <text:p>32774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251.8" calcext:value-type="float">
            <text:p>23251.8</text:p>
          </table:table-cell>
          <table:table-cell office:value-type="float" office:value="24703.4" calcext:value-type="float">
            <text:p>24703.4</text:p>
          </table:table-cell>
          <table:table-cell office:value-type="float" office:value="30848.6" calcext:value-type="float">
            <text:p>30848.6</text:p>
          </table:table-cell>
          <table:table-cell office:value-type="float" office:value="32110.3" calcext:value-type="float">
            <text:p>32110.3</text:p>
          </table:table-cell>
          <table:table-cell office:value-type="float" office:value="32575.8" calcext:value-type="float">
            <text:p>32575.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3587.4" calcext:value-type="float">
            <text:p>23587.4</text:p>
          </table:table-cell>
          <table:table-cell office:value-type="float" office:value="24724.7" calcext:value-type="float">
            <text:p>24724.7</text:p>
          </table:table-cell>
          <table:table-cell office:value-type="float" office:value="30783.9" calcext:value-type="float">
            <text:p>30783.9</text:p>
          </table:table-cell>
          <table:table-cell office:value-type="float" office:value="23821.5" calcext:value-type="float">
            <text:p>23821.5</text:p>
          </table:table-cell>
          <table:table-cell office:value-type="float" office:value="32927.2" calcext:value-type="float">
            <text:p>32927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3561.3" calcext:value-type="float">
            <text:p>23561.3</text:p>
          </table:table-cell>
          <table:table-cell office:value-type="float" office:value="24421.4" calcext:value-type="float">
            <text:p>24421.4</text:p>
          </table:table-cell>
          <table:table-cell office:value-type="float" office:value="30851.5" calcext:value-type="float">
            <text:p>30851.5</text:p>
          </table:table-cell>
          <table:table-cell office:value-type="float" office:value="31942.9" calcext:value-type="float">
            <text:p>31942.9</text:p>
          </table:table-cell>
          <table:table-cell office:value-type="float" office:value="32772" calcext:value-type="float">
            <text:p>32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3606.7" calcext:value-type="float">
            <text:p>23606.7</text:p>
          </table:table-cell>
          <table:table-cell office:value-type="float" office:value="24753.5" calcext:value-type="float">
            <text:p>24753.5</text:p>
          </table:table-cell>
          <table:table-cell office:value-type="float" office:value="30767.9" calcext:value-type="float">
            <text:p>30767.9</text:p>
          </table:table-cell>
          <table:table-cell office:value-type="float" office:value="31767.3" calcext:value-type="float">
            <text:p>31767.3</text:p>
          </table:table-cell>
          <table:table-cell office:value-type="float" office:value="33104.5" calcext:value-type="float">
            <text:p>33104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573.7" calcext:value-type="float">
            <text:p>23573.7</text:p>
          </table:table-cell>
          <table:table-cell office:value-type="float" office:value="24382" calcext:value-type="float">
            <text:p>24382</text:p>
          </table:table-cell>
          <table:table-cell office:value-type="float" office:value="30578.8" calcext:value-type="float">
            <text:p>30578.8</text:p>
          </table:table-cell>
          <table:table-cell office:value-type="float" office:value="32018" calcext:value-type="float">
            <text:p>32018</text:p>
          </table:table-cell>
          <table:table-cell office:value-type="float" office:value="23612.7" calcext:value-type="float">
            <text:p>23612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005.2" calcext:value-type="float">
            <text:p>23005.2</text:p>
          </table:table-cell>
          <table:table-cell office:value-type="float" office:value="24595.1" calcext:value-type="float">
            <text:p>24595.1</text:p>
          </table:table-cell>
          <table:table-cell office:value-type="float" office:value="30495.5" calcext:value-type="float">
            <text:p>30495.5</text:p>
          </table:table-cell>
          <table:table-cell office:value-type="float" office:value="31959.5" calcext:value-type="float">
            <text:p>31959.5</text:p>
          </table:table-cell>
          <table:table-cell office:value-type="float" office:value="32846.2" calcext:value-type="float">
            <text:p>32846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389.7" calcext:value-type="float">
            <text:p>23389.7</text:p>
          </table:table-cell>
          <table:table-cell office:value-type="float" office:value="24702.1" calcext:value-type="float">
            <text:p>24702.1</text:p>
          </table:table-cell>
          <table:table-cell office:value-type="float" office:value="30781" calcext:value-type="float">
            <text:p>30781</text:p>
          </table:table-cell>
          <table:table-cell office:value-type="float" office:value="31817.4" calcext:value-type="float">
            <text:p>31817.4</text:p>
          </table:table-cell>
          <table:table-cell office:value-type="float" office:value="32465.7" calcext:value-type="float">
            <text:p>32465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3426.9" calcext:value-type="float">
            <text:p>23426.9</text:p>
          </table:table-cell>
          <table:table-cell office:value-type="float" office:value="24845.5" calcext:value-type="float">
            <text:p>24845.5</text:p>
          </table:table-cell>
          <table:table-cell office:value-type="float" office:value="30806.5" calcext:value-type="float">
            <text:p>30806.5</text:p>
          </table:table-cell>
          <table:table-cell office:value-type="float" office:value="31833" calcext:value-type="float">
            <text:p>31833</text:p>
          </table:table-cell>
          <table:table-cell office:value-type="float" office:value="32572.9" calcext:value-type="float">
            <text:p>32572.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C30:.C39])" office:value-type="float" office:value="23372.97" calcext:value-type="float">
            <text:p>23372.97</text:p>
          </table:table-cell>
          <table:table-cell table:formula="of:=AVERAGE([.D30:.D39])" office:value-type="float" office:value="24634.41" calcext:value-type="float">
            <text:p>24634.41</text:p>
          </table:table-cell>
          <table:table-cell table:formula="of:=AVERAGE([.E30:.E39])" office:value-type="float" office:value="30752" calcext:value-type="float">
            <text:p>30752</text:p>
          </table:table-cell>
          <table:table-cell table:formula="of:=AVERAGE([.F30:.F39])" office:value-type="float" office:value="31016.12" calcext:value-type="float">
            <text:p>31016.12</text:p>
          </table:table-cell>
          <table:table-cell table:formula="of:=AVERAGE([.G30:.G39])" office:value-type="float" office:value="31839.48" calcext:value-type="float">
            <text:p>31839.4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ROUND([.C40]/[.$C$40];3)" office:value-type="float" office:value="1" calcext:value-type="float">
            <text:p>1</text:p>
          </table:table-cell>
          <table:table-cell table:formula="of:=ROUND([.D40]/[.$C$40];3)" office:value-type="float" office:value="1.054" calcext:value-type="float">
            <text:p>1.054</text:p>
          </table:table-cell>
          <table:table-cell table:formula="of:=ROUND([.E40]/[.$C$40];3)" office:value-type="float" office:value="1.316" calcext:value-type="float">
            <text:p>1.316</text:p>
          </table:table-cell>
          <table:table-cell table:formula="of:=ROUND([.F40]/[.$C$40];3)" office:value-type="float" office:value="1.327" calcext:value-type="float">
            <text:p>1.327</text:p>
          </table:table-cell>
          <table:table-cell table:formula="of:=ROUND([.G40]/[.$C$40];3)" office:value-type="float" office:value="1.362" calcext:value-type="float">
            <text:p>1.362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270 지우면서</text:p>
          </table:table-cell>
          <table:table-cell office:value-type="string" calcext:value-type="string">
            <text:p>HACC-IO</text:p>
          </table:table-cell>
          <table:table-cell office:value-type="string" calcext:value-type="string">
            <text:p>LRU</text:p>
          </table:table-cell>
          <table:table-cell office:value-type="string" calcext:value-type="string">
            <text:p>Finer-LRU4</text:p>
          </table:table-cell>
          <table:table-cell office:value-type="string" calcext:value-type="string">
            <text:p>Finer-LRU8</text:p>
          </table:table-cell>
          <table:table-cell office:value-type="string" calcext:value-type="string">
            <text:p>Finer-LRU16</text:p>
          </table:table-cell>
          <table:table-cell office:value-type="string" calcext:value-type="string">
            <text:p>Finer-LRU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8t</text:p>
          </table:table-cell>
          <table:table-cell office:value-type="float" office:value="1" calcext:value-type="float">
            <text:p>1</text:p>
          </table:table-cell>
          <table:table-cell office:value-type="float" office:value="15380.9" calcext:value-type="float">
            <text:p>15380.9</text:p>
          </table:table-cell>
          <table:table-cell office:value-type="float" office:value="17895.2" calcext:value-type="float">
            <text:p>17895.2</text:p>
          </table:table-cell>
          <table:table-cell office:value-type="float" office:value="20943.6" calcext:value-type="float">
            <text:p>20943.6</text:p>
          </table:table-cell>
          <table:table-cell office:value-type="float" office:value="19810" calcext:value-type="float">
            <text:p>19810</text:p>
          </table:table-cell>
          <table:table-cell office:value-type="float" office:value="17439.6" calcext:value-type="float">
            <text:p>17439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144.7" calcext:value-type="float">
            <text:p>11144.7</text:p>
          </table:table-cell>
          <table:table-cell office:value-type="float" office:value="16758.6" calcext:value-type="float">
            <text:p>16758.6</text:p>
          </table:table-cell>
          <table:table-cell office:value-type="float" office:value="21130.6" calcext:value-type="float">
            <text:p>21130.6</text:p>
          </table:table-cell>
          <table:table-cell office:value-type="float" office:value="16368.3" calcext:value-type="float">
            <text:p>16368.3</text:p>
          </table:table-cell>
          <table:table-cell office:value-type="float" office:value="19586.4" calcext:value-type="float">
            <text:p>19586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533.2" calcext:value-type="float">
            <text:p>17533.2</text:p>
          </table:table-cell>
          <table:table-cell office:value-type="float" office:value="16110.3" calcext:value-type="float">
            <text:p>16110.3</text:p>
          </table:table-cell>
          <table:table-cell office:value-type="float" office:value="19769.4" calcext:value-type="float">
            <text:p>19769.4</text:p>
          </table:table-cell>
          <table:table-cell office:value-type="float" office:value="19373.8" calcext:value-type="float">
            <text:p>19373.8</text:p>
          </table:table-cell>
          <table:table-cell office:value-type="float" office:value="17411.1" calcext:value-type="float">
            <text:p>17411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650.4" calcext:value-type="float">
            <text:p>18650.4</text:p>
          </table:table-cell>
          <table:table-cell office:value-type="float" office:value="15975.5" calcext:value-type="float">
            <text:p>15975.5</text:p>
          </table:table-cell>
          <table:table-cell office:value-type="float" office:value="22170.7" calcext:value-type="float">
            <text:p>22170.7</text:p>
          </table:table-cell>
          <table:table-cell office:value-type="float" office:value="19188.3" calcext:value-type="float">
            <text:p>19188.3</text:p>
          </table:table-cell>
          <table:table-cell office:value-type="float" office:value="19559" calcext:value-type="float">
            <text:p>19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770.1" calcext:value-type="float">
            <text:p>10770.1</text:p>
          </table:table-cell>
          <table:table-cell office:value-type="float" office:value="16768.4" calcext:value-type="float">
            <text:p>16768.4</text:p>
          </table:table-cell>
          <table:table-cell office:value-type="float" office:value="15521.4" calcext:value-type="float">
            <text:p>15521.4</text:p>
          </table:table-cell>
          <table:table-cell office:value-type="float" office:value="20308.7" calcext:value-type="float">
            <text:p>20308.7</text:p>
          </table:table-cell>
          <table:table-cell office:value-type="float" office:value="21449.9" calcext:value-type="float">
            <text:p>21449.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097.5" calcext:value-type="float">
            <text:p>17097.5</text:p>
          </table:table-cell>
          <table:table-cell office:value-type="float" office:value="18638.6" calcext:value-type="float">
            <text:p>18638.6</text:p>
          </table:table-cell>
          <table:table-cell office:value-type="float" office:value="20529.2" calcext:value-type="float">
            <text:p>20529.2</text:p>
          </table:table-cell>
          <table:table-cell office:value-type="float" office:value="20026" calcext:value-type="float">
            <text:p>20026</text:p>
          </table:table-cell>
          <table:table-cell office:value-type="float" office:value="20217.3" calcext:value-type="float">
            <text:p>20217.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8156.1" calcext:value-type="float">
            <text:p>18156.1</text:p>
          </table:table-cell>
          <table:table-cell office:value-type="float" office:value="13798.4" calcext:value-type="float">
            <text:p>13798.4</text:p>
          </table:table-cell>
          <table:table-cell office:value-type="float" office:value="21488.9" calcext:value-type="float">
            <text:p>21488.9</text:p>
          </table:table-cell>
          <table:table-cell office:value-type="float" office:value="20446.6" calcext:value-type="float">
            <text:p>20446.6</text:p>
          </table:table-cell>
          <table:table-cell office:value-type="float" office:value="20241.6" calcext:value-type="float">
            <text:p>20241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993" calcext:value-type="float">
            <text:p>11993</text:p>
          </table:table-cell>
          <table:table-cell office:value-type="float" office:value="15115.5" calcext:value-type="float">
            <text:p>15115.5</text:p>
          </table:table-cell>
          <table:table-cell office:value-type="float" office:value="21021.5" calcext:value-type="float">
            <text:p>21021.5</text:p>
          </table:table-cell>
          <table:table-cell office:value-type="float" office:value="20742.1" calcext:value-type="float">
            <text:p>20742.1</text:p>
          </table:table-cell>
          <table:table-cell office:value-type="float" office:value="16650.7" calcext:value-type="float">
            <text:p>16650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928.3" calcext:value-type="float">
            <text:p>13928.3</text:p>
          </table:table-cell>
          <table:table-cell office:value-type="float" office:value="18051.3" calcext:value-type="float">
            <text:p>18051.3</text:p>
          </table:table-cell>
          <table:table-cell office:value-type="float" office:value="15738" calcext:value-type="float">
            <text:p>15738</text:p>
          </table:table-cell>
          <table:table-cell office:value-type="float" office:value="19803.4" calcext:value-type="float">
            <text:p>19803.4</text:p>
          </table:table-cell>
          <table:table-cell office:value-type="float" office:value="18940.3" calcext:value-type="float">
            <text:p>18940.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237" calcext:value-type="float">
            <text:p>13237</text:p>
          </table:table-cell>
          <table:table-cell office:value-type="float" office:value="15048.9" calcext:value-type="float">
            <text:p>15048.9</text:p>
          </table:table-cell>
          <table:table-cell office:value-type="float" office:value="20194.8" calcext:value-type="float">
            <text:p>20194.8</text:p>
          </table:table-cell>
          <table:table-cell office:value-type="float" office:value="18963.8" calcext:value-type="float">
            <text:p>18963.8</text:p>
          </table:table-cell>
          <table:table-cell office:value-type="float" office:value="21163.6" calcext:value-type="float">
            <text:p>21163.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C44:.C53])" office:value-type="float" office:value="14789.12" calcext:value-type="float">
            <text:p>14789.12</text:p>
          </table:table-cell>
          <table:table-cell table:formula="of:=AVERAGE([.D44:.D53])" office:value-type="float" office:value="16416.07" calcext:value-type="float">
            <text:p>16416.07</text:p>
          </table:table-cell>
          <table:table-cell table:formula="of:=AVERAGE([.E44:.E53])" office:value-type="float" office:value="19850.81" calcext:value-type="float">
            <text:p>19850.81</text:p>
          </table:table-cell>
          <table:table-cell table:formula="of:=AVERAGE([.F44:.F53])" office:value-type="float" office:value="19503.1" calcext:value-type="float">
            <text:p>19503.1</text:p>
          </table:table-cell>
          <table:table-cell table:formula="of:=AVERAGE([.G44:.G53])" office:value-type="float" office:value="19265.95" calcext:value-type="float">
            <text:p>19265.9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ROUND([.C54]/[.$C$54];3)" office:value-type="float" office:value="1" calcext:value-type="float">
            <text:p>1</text:p>
          </table:table-cell>
          <table:table-cell table:formula="of:=ROUND([.D54]/[.$C$54];3)" office:value-type="float" office:value="1.11" calcext:value-type="float">
            <text:p>1.11</text:p>
          </table:table-cell>
          <table:table-cell table:formula="of:=ROUND([.E54]/[.$C$54];3)" office:value-type="float" office:value="1.342" calcext:value-type="float">
            <text:p>1.342</text:p>
          </table:table-cell>
          <table:table-cell table:formula="of:=ROUND([.F54]/[.$C$54];3)" office:value-type="float" office:value="1.319" calcext:value-type="float">
            <text:p>1.319</text:p>
          </table:table-cell>
          <table:table-cell table:formula="of:=ROUND([.G54]/[.$C$54];3)" office:value-type="float" office:value="1.303" calcext:value-type="float">
            <text:p>1.303</text:p>
          </table:table-cell>
          <table:table-cell table:number-columns-repeated="6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RU</text:p>
          </table:table-cell>
          <table:table-cell office:value-type="string" calcext:value-type="string">
            <text:p>Finer 4</text:p>
          </table:table-cell>
          <table:table-cell office:value-type="string" calcext:value-type="string">
            <text:p>Finer 8</text:p>
          </table:table-cell>
          <table:table-cell office:value-type="string" calcext:value-type="string">
            <text:p>Finer 16</text:p>
          </table:table-cell>
          <table:table-cell office:value-type="string" calcext:value-type="string">
            <text:p>Finer 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2t</text:p>
          </table:table-cell>
          <table:table-cell office:value-type="float" office:value="16843.03" calcext:value-type="float">
            <text:p>16843.03</text:p>
          </table:table-cell>
          <table:table-cell office:value-type="float" office:value="14210.52" calcext:value-type="float">
            <text:p>14210.52</text:p>
          </table:table-cell>
          <table:table-cell office:value-type="float" office:value="19259.26" calcext:value-type="float">
            <text:p>19259.26</text:p>
          </table:table-cell>
          <table:table-cell office:value-type="float" office:value="21927.67" calcext:value-type="float">
            <text:p>21927.67</text:p>
          </table:table-cell>
          <table:table-cell office:value-type="float" office:value="22551.2" calcext:value-type="float">
            <text:p>22551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4t</text:p>
          </table:table-cell>
          <table:table-cell office:value-type="float" office:value="23372.97" calcext:value-type="float">
            <text:p>23372.97</text:p>
          </table:table-cell>
          <table:table-cell office:value-type="float" office:value="24634.41" calcext:value-type="float">
            <text:p>24634.41</text:p>
          </table:table-cell>
          <table:table-cell office:value-type="float" office:value="30752" calcext:value-type="float">
            <text:p>30752</text:p>
          </table:table-cell>
          <table:table-cell office:value-type="float" office:value="31016.12" calcext:value-type="float">
            <text:p>31016.12</text:p>
          </table:table-cell>
          <table:table-cell office:value-type="float" office:value="31839.48" calcext:value-type="float">
            <text:p>31839.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28t</text:p>
          </table:table-cell>
          <table:table-cell office:value-type="float" office:value="14789.12" calcext:value-type="float">
            <text:p>14789.12</text:p>
          </table:table-cell>
          <table:table-cell office:value-type="float" office:value="16416.07" calcext:value-type="float">
            <text:p>16416.07</text:p>
          </table:table-cell>
          <table:table-cell office:value-type="float" office:value="19850.81" calcext:value-type="float">
            <text:p>19850.81</text:p>
          </table:table-cell>
          <table:table-cell office:value-type="float" office:value="19503.1" calcext:value-type="float">
            <text:p>19503.1</text:p>
          </table:table-cell>
          <table:table-cell office:value-type="float" office:value="19265.95" calcext:value-type="float">
            <text:p>19265.95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12"/>
        </table:table-row>
      </table:table>
      <table:table table:name="FIO_Finer" table:style-name="ta1">
        <table:table-column table:style-name="co2" table:number-columns-repeated="11" table:default-cell-style-name="Default"/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fio 워밍업 없이 20초</text:p>
          </table:table-cell>
          <table:table-cell/>
          <table:table-cell office:value-type="string" calcext:value-type="string">
            <text:p>LRU</text:p>
          </table:table-cell>
          <table:table-cell office:value-type="string" calcext:value-type="string">
            <text:p>Finer-LRU8</text:p>
          </table:table-cell>
          <table:table-cell table:number-columns-repeated="2"/>
          <table:table-cell office:value-type="string" calcext:value-type="string">
            <text:p>fio 워밍업 1분, 1분</text:p>
          </table:table-cell>
          <table:table-cell/>
          <table:table-cell office:value-type="string" calcext:value-type="string">
            <text:p>LRU</text:p>
          </table:table-cell>
          <table:table-cell office:value-type="string" calcext:value-type="string">
            <text:p>Finer-LRU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ipf</text:p>
          </table:table-cell>
          <table:table-cell office:value-type="float" office:value="18363.98" calcext:value-type="float">
            <text:p>18363.98</text:p>
          </table:table-cell>
          <table:table-cell office:value-type="float" office:value="20658.72" calcext:value-type="float">
            <text:p>20658.72</text:p>
          </table:table-cell>
          <table:table-cell table:formula="of:=ROUND([.D3]/[.C3];3)*100-100" office:value-type="float" office:value="12.5" calcext:value-type="float">
            <text:p>12.5</text:p>
          </table:table-cell>
          <table:table-cell table:number-columns-repeated="2"/>
          <table:table-cell office:value-type="string" calcext:value-type="string">
            <text:p>Zipf, 500M</text:p>
          </table:table-cell>
          <table:table-cell office:value-type="float" office:value="14689.77" calcext:value-type="float">
            <text:p>14689.77</text:p>
          </table:table-cell>
          <table:table-cell office:value-type="float" office:value="14825.85" calcext:value-type="float">
            <text:p>14825.85</text:p>
          </table:table-cell>
          <table:table-cell table:formula="of:=ROUND([.J3]/[.I3];3)*100-100" office:value-type="float" office:value="0.899999999999992" calcext:value-type="float">
            <text:p>0.899999999999992</text:p>
          </table:table-cell>
        </table:table-row>
        <table:table-row table:style-name="ro1">
          <table:table-cell/>
          <table:table-cell office:value-type="string" calcext:value-type="string">
            <text:p>norm</text:p>
          </table:table-cell>
          <table:table-cell office:value-type="float" office:value="20648.89" calcext:value-type="float">
            <text:p>20648.89</text:p>
          </table:table-cell>
          <table:table-cell office:value-type="float" office:value="17460.32" calcext:value-type="float">
            <text:p>17460.32</text:p>
          </table:table-cell>
          <table:table-cell table:formula="of:=ROUND([.D4]/[.C4];3)*100-100" office:value-type="float" office:value="-15.4" calcext:value-type="float">
            <text:p>-15.4</text:p>
          </table:table-cell>
          <table:table-cell table:number-columns-repeated="2"/>
          <table:table-cell office:value-type="string" calcext:value-type="string">
            <text:p>Norm, 500M</text:p>
          </table:table-cell>
          <table:table-cell office:value-type="float" office:value="14402.66" calcext:value-type="float">
            <text:p>14402.66</text:p>
          </table:table-cell>
          <table:table-cell office:value-type="float" office:value="14507.24" calcext:value-type="float">
            <text:p>14507.24</text:p>
          </table:table-cell>
          <table:table-cell table:formula="of:=ROUND([.J4]/[.I4];3)*100-100" office:value-type="float" office:value="0.699999999999989" calcext:value-type="float">
            <text:p>0.699999999999989</text:p>
          </table:table-cell>
        </table:table-row>
        <table:table-row table:style-name="ro1">
          <table:table-cell/>
          <table:table-cell office:value-type="string" calcext:value-type="string">
            <text:p>rand</text:p>
          </table:table-cell>
          <table:table-cell office:value-type="float" office:value="25620.84" calcext:value-type="float">
            <text:p>25620.84</text:p>
          </table:table-cell>
          <table:table-cell office:value-type="float" office:value="23588.33" calcext:value-type="float">
            <text:p>23588.33</text:p>
          </table:table-cell>
          <table:table-cell table:formula="of:=ROUND([.D5]/[.C5];3)*100-100" office:value-type="float" office:value="-7.89999999999999" calcext:value-type="float">
            <text:p>-7.89999999999999</text:p>
          </table:table-cell>
          <table:table-cell table:number-columns-repeated="2"/>
          <table:table-cell office:value-type="string" calcext:value-type="string">
            <text:p>Rand, 500M</text:p>
          </table:table-cell>
          <table:table-cell office:value-type="float" office:value="14509.57" calcext:value-type="float">
            <text:p>14509.57</text:p>
          </table:table-cell>
          <table:table-cell office:value-type="float" office:value="14684" calcext:value-type="float">
            <text:p>14684</text:p>
          </table:table-cell>
          <table:table-cell table:formula="of:=ROUND([.J5]/[.I5];3)*100-100" office:value-type="float" office:value="1.2" calcext:value-type="float">
            <text:p>1.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Zipf, 1G</text:p>
          </table:table-cell>
          <table:table-cell office:value-type="float" office:value="14079.28" calcext:value-type="float">
            <text:p>14079.28</text:p>
          </table:table-cell>
          <table:table-cell office:value-type="float" office:value="14214.16" calcext:value-type="float">
            <text:p>14214.16</text:p>
          </table:table-cell>
          <table:table-cell table:formula="of:=ROUND([.J6]/[.I6];3)*100-100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orm, 1G</text:p>
          </table:table-cell>
          <table:table-cell office:value-type="float" office:value="13751.43" calcext:value-type="float">
            <text:p>13751.43</text:p>
          </table:table-cell>
          <table:table-cell office:value-type="float" office:value="13923.25" calcext:value-type="float">
            <text:p>13923.25</text:p>
          </table:table-cell>
          <table:table-cell table:formula="of:=ROUND([.J7]/[.I7];3)*100-100" office:value-type="float" office:value="1.2" calcext:value-type="float">
            <text:p>1.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and, 1G</text:p>
          </table:table-cell>
          <table:table-cell office:value-type="float" office:value="14134.28" calcext:value-type="float">
            <text:p>14134.28</text:p>
          </table:table-cell>
          <table:table-cell office:value-type="float" office:value="14278.73" calcext:value-type="float">
            <text:p>14278.73</text:p>
          </table:table-cell>
          <table:table-cell table:formula="of:=ROUND([.J8]/[.I8];3)*100-10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6:21:54.884465031</meta:creation-date>
    <dc:date>2022-10-18T11:20:32.953237169</dc:date>
    <meta:editing-duration>PT10H13M14S</meta:editing-duration>
    <meta:editing-cycles>1</meta:editing-cycles>
    <meta:document-statistic meta:table-count="3" meta:cell-count="425" meta:object-count="2"/>
    <meta:generator>LibreOffice/7.3.2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bar" chart:style-name="ch1">
        <chart:legend chart:legend-position="end" svg:x="13.266cm" svg:y="3.954cm" style:legend-expansion="high" chart:style-name="ch2"/>
        <chart:plot-area chart:style-name="ch3" table:cell-range-address="Sheet1.L34:Sheet1.N37" chart:data-source-has-labels="both" svg:x="1.33cm" svg:y="0.18cm" svg:width="11.617cm" svg:height="8.645cm">
          <chart:coordinate-region svg:x="2.322cm" svg:y="0.38cm" svg:width="10.625cm" svg:height="7.798cm"/>
          <chart:axis chart:dimension="x" chart:name="primary-x" chart:style-name="ch4" chartooo:axis-type="auto">
            <chartooo:date-scale/>
            <chart:categories table:cell-range-address="Sheet1.L35:Sheet1.L37"/>
          </chart:axis>
          <chart:axis chart:dimension="y" chart:name="primary-y" chart:style-name="ch5">
            <chart:title svg:x="0.451cm" svg:y="5.935cm" chart:style-name="ch6">
              <text:p>Throughput (MiB/s)</text:p>
            </chart:title>
            <chart:grid chart:style-name="ch7" chart:class="major"/>
          </chart:axis>
          <chart:series chart:style-name="ch8" chart:values-cell-range-address="Sheet1.M35:Sheet1.M37" chart:label-cell-address="Sheet1.M34:Sheet1.M34" chart:class="chart:bar">
            <chart:data-point chart:repeated="3"/>
          </chart:series>
          <chart:series chart:style-name="ch9" chart:values-cell-range-address="Sheet1.N35:Sheet1.N37" chart:label-cell-address="Sheet1.N34:Sheet1.N3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ault</text:p>
                <draw:g>
                  <svg:desc>Sheet1.M34:Sheet1.M34</svg:desc>
                </draw:g>
              </table:table-cell>
              <table:table-cell office:value-type="string">
                <text:p>No Throttling</text:p>
                <draw:g>
                  <svg:desc>Sheet1.N34:Sheet1.N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ipfian</text:p>
                <draw:g>
                  <svg:desc>Sheet1.L35:Sheet1.L37</svg:desc>
                </draw:g>
              </table:table-cell>
              <table:table-cell office:value-type="float" office:value="2812.21">
                <text:p>2812.21</text:p>
                <draw:g>
                  <svg:desc>Sheet1.M35:Sheet1.M37</svg:desc>
                </draw:g>
              </table:table-cell>
              <table:table-cell office:value-type="float" office:value="1666.66">
                <text:p>1666.66</text:p>
                <draw:g>
                  <svg:desc>Sheet1.N35:Sheet1.N37</svg:desc>
                </draw:g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1416.83">
                <text:p>1416.83</text:p>
              </table:table-cell>
              <table:table-cell office:value-type="float" office:value="665.4">
                <text:p>665.4</text:p>
              </table:table-cell>
            </table:table-row>
            <table:table-row>
              <table:table-cell office:value-type="string">
                <text:p>Normal</text:p>
              </table:table-cell>
              <table:table-cell office:value-type="float" office:value="2582.19">
                <text:p>2582.19</text:p>
              </table:table-cell>
              <table:table-cell office:value-type="float" office:value="424.91">
                <text:p>424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205cm" style:legend-expansion="high" chart:style-name="ch2"/>
        <chart:plot-area chart:style-name="ch3" table:cell-range-address="HACC_Finer.B61:HACC_Finer.G64" chart:data-source-has-labels="both" svg:x="0.32cm" svg:y="0.18cm" svg:width="13.361cm" svg:height="8.64cm">
          <chart:coordinate-region svg:x="1.497cm" svg:y="0.379cm" svg:width="12.184cm" svg:height="7.794cm"/>
          <chart:axis chart:dimension="x" chart:name="primary-x" chart:style-name="ch4" chartooo:axis-type="auto">
            <chartooo:date-scale/>
            <chart:categories table:cell-range-address="HACC_Finer.B62:HACC_Finer.B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ACC_Finer.C62:HACC_Finer.C64" chart:label-cell-address="HACC_Finer.C61:HACC_Finer.C61" chart:class="chart:bar">
            <chart:data-point chart:repeated="3"/>
          </chart:series>
          <chart:series chart:style-name="ch8" chart:values-cell-range-address="HACC_Finer.D62:HACC_Finer.D64" chart:label-cell-address="HACC_Finer.D61:HACC_Finer.D61" chart:class="chart:bar">
            <chart:data-point chart:repeated="3"/>
          </chart:series>
          <chart:series chart:style-name="ch9" chart:values-cell-range-address="HACC_Finer.E62:HACC_Finer.E64" chart:label-cell-address="HACC_Finer.E61:HACC_Finer.E61" chart:class="chart:bar">
            <chart:data-point chart:repeated="3"/>
          </chart:series>
          <chart:series chart:style-name="ch10" chart:values-cell-range-address="HACC_Finer.F62:HACC_Finer.F64" chart:label-cell-address="HACC_Finer.F61:HACC_Finer.F61" chart:class="chart:bar">
            <chart:data-point chart:repeated="3"/>
          </chart:series>
          <chart:series chart:style-name="ch11" chart:values-cell-range-address="HACC_Finer.G62:HACC_Finer.G64" chart:label-cell-address="HACC_Finer.G61:HACC_Finer.G6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</text:p>
                <draw:g>
                  <svg:desc>HACC_Finer.C61:HACC_Finer.C61</svg:desc>
                </draw:g>
              </table:table-cell>
              <table:table-cell office:value-type="string">
                <text:p>Finer 4</text:p>
                <draw:g>
                  <svg:desc>HACC_Finer.D61:HACC_Finer.D61</svg:desc>
                </draw:g>
              </table:table-cell>
              <table:table-cell office:value-type="string">
                <text:p>Finer 8</text:p>
                <draw:g>
                  <svg:desc>HACC_Finer.E61:HACC_Finer.E61</svg:desc>
                </draw:g>
              </table:table-cell>
              <table:table-cell office:value-type="string">
                <text:p>Finer 16</text:p>
                <draw:g>
                  <svg:desc>HACC_Finer.F61:HACC_Finer.F61</svg:desc>
                </draw:g>
              </table:table-cell>
              <table:table-cell office:value-type="string">
                <text:p>Finer 32</text:p>
                <draw:g>
                  <svg:desc>HACC_Finer.G61:HACC_Finer.G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t</text:p>
                <draw:g>
                  <svg:desc>HACC_Finer.B62:HACC_Finer.B64</svg:desc>
                </draw:g>
              </table:table-cell>
              <table:table-cell office:value-type="float" office:value="16843.03">
                <text:p>16843.03</text:p>
                <draw:g>
                  <svg:desc>HACC_Finer.C62:HACC_Finer.C64</svg:desc>
                </draw:g>
              </table:table-cell>
              <table:table-cell office:value-type="float" office:value="14210.52">
                <text:p>14210.52</text:p>
                <draw:g>
                  <svg:desc>HACC_Finer.D62:HACC_Finer.D64</svg:desc>
                </draw:g>
              </table:table-cell>
              <table:table-cell office:value-type="float" office:value="19259.26">
                <text:p>19259.26</text:p>
                <draw:g>
                  <svg:desc>HACC_Finer.E62:HACC_Finer.E64</svg:desc>
                </draw:g>
              </table:table-cell>
              <table:table-cell office:value-type="float" office:value="21927.67">
                <text:p>21927.67</text:p>
                <draw:g>
                  <svg:desc>HACC_Finer.F62:HACC_Finer.F64</svg:desc>
                </draw:g>
              </table:table-cell>
              <table:table-cell office:value-type="float" office:value="22551.2">
                <text:p>22551.2</text:p>
                <draw:g>
                  <svg:desc>HACC_Finer.G62:HACC_Finer.G64</svg:desc>
                </draw:g>
              </table:table-cell>
            </table:table-row>
            <table:table-row>
              <table:table-cell office:value-type="string">
                <text:p>64t</text:p>
              </table:table-cell>
              <table:table-cell office:value-type="float" office:value="23372.97">
                <text:p>23372.97</text:p>
              </table:table-cell>
              <table:table-cell office:value-type="float" office:value="24634.41">
                <text:p>24634.41</text:p>
              </table:table-cell>
              <table:table-cell office:value-type="float" office:value="30752">
                <text:p>30752</text:p>
              </table:table-cell>
              <table:table-cell office:value-type="float" office:value="31016.12">
                <text:p>31016.12</text:p>
              </table:table-cell>
              <table:table-cell office:value-type="float" office:value="31839.48">
                <text:p>31839.48</text:p>
              </table:table-cell>
            </table:table-row>
            <table:table-row>
              <table:table-cell office:value-type="string">
                <text:p>128t</text:p>
              </table:table-cell>
              <table:table-cell office:value-type="float" office:value="14789.12">
                <text:p>14789.12</text:p>
              </table:table-cell>
              <table:table-cell office:value-type="float" office:value="16416.07">
                <text:p>16416.07</text:p>
              </table:table-cell>
              <table:table-cell office:value-type="float" office:value="19850.81">
                <text:p>19850.81</text:p>
              </table:table-cell>
              <table:table-cell office:value-type="float" office:value="19503.1">
                <text:p>19503.1</text:p>
              </table:table-cell>
              <table:table-cell office:value-type="float" office:value="19265.95">
                <text:p>19265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